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Environment.Standard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Environment.StandardEnvironment( MutablePropertySources property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.customizePropertySources( MutablePropertySources property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